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ng Soon" svg:font-family="'Coming Soon'" style:font-pitch="variable"/>
    <style:font-face style:name="Lato" svg:font-family="Lato" style:font-pitch="variable"/>
    <style:font-face style:name="Lato Hairline" svg:font-family="'Lato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0c0c0" style:font-name="Coming Soon" fo:font-size="18pt" officeooo:rsid="001466e9" officeooo:paragraph-rsid="001466e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0c0c0" style:font-name="Coming Soon" fo:font-size="18pt" officeooo:rsid="001466e9" officeooo:paragraph-rsid="001466e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oming Soon" fo:font-size="18pt" style:font-size-asian="18pt" style:font-size-complex="18pt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c0c0c0" style:font-name="Coming Soon" fo:font-size="18pt" officeooo:rsid="001466e9" officeooo:paragraph-rsid="001466e9" style:font-size-asian="18pt" style:font-size-complex="18pt"/>
    </style:style>
    <style:style style:name="P5" style:family="paragraph" style:parent-style-name="Header">
      <style:paragraph-properties fo:text-align="end" style:justify-single-word="false"/>
      <style:text-properties style:font-name="Lato Hairline" fo:font-size="14pt" officeooo:rsid="0016a2e1" officeooo:paragraph-rsid="0016a2e1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oftops 4 - Unit 4</text:p>
      <text:section text:style-name="Sect1" text:name="Secció1">
        <text:p text:style-name="P1">librarian – bibliotecari</text:p>
        <text:p text:style-name="P1">computer programmer – programador</text:p>
        <text:p text:style-name="P1">teacher – mestre, professor</text:p>
        <text:p text:style-name="P1">student – estudiant</text:p>
        <text:p text:style-name="P1">scientist – científic</text:p>
        <text:p text:style-name="P1">cook – cuiner</text:p>
        <text:p text:style-name="P1">secretary – secretari</text:p>
        <text:p text:style-name="P1">garderner – jardiner</text:p>
        <text:p text:style-name="P1">security guard – guàrdia de seguretat</text:p>
        <text:p text:style-name="P4">tour guide – guia turística</text:p>
        <text:p text:style-name="P1">have – haver o tenir</text:p>
        <text:p text:style-name="P1">find - trobar</text:p>
        <text:p text:style-name="P1">write - escriure</text:p>
        <text:p text:style-name="P1">go - anar</text:p>
        <text:p text:style-name="P1">see - vorer</text:p>
        <text:p text:style-name="P4">run - córrer</text:p>
        <text:p text:style-name="P1">gardener – jardiner</text:p>
        <text:p text:style-name="P1">pickers – recol·lectors</text:p>
        <text:p text:style-name="P1">machine operator – operadors de màquina</text:p>
        <text:p text:style-name="P1">lorry driver – conductor de camió</text:p>
        <text:p text:style-name="P4">factory worker – treballador de fàbrica</text:p>
        <text:p text:style-name="P1">dancer – ballarí</text:p>
        <text:p text:style-name="P1">teacher – mestre, professor</text:p>
        <text:p text:style-name="P1">tour guide – guia turístic</text:p>
        <text:p text:style-name="P1">cook – cuiner</text:p>
        <text:p text:style-name="P1">security guard – guàrdia de seguretat</text:p>
        <text:p text:style-name="P1">student – estudiant</text:p>
        <text:p text:style-name="P1">secretary – secretari</text:p>
        <text:p text:style-name="P2">ardener - jardine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ng Soon" svg:font-family="'Coming Soon'" style:font-pitch="variable"/>
    <style:font-face style:name="Lato" svg:font-family="Lato" style:font-pitch="variable"/>
    <style:font-face style:name="Lato Hairline" svg:font-family="'Lato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ato Hairline" fo:font-size="14pt" officeooo:rsid="0016a2e1" officeooo:paragraph-rsid="0016a2e1" style:font-size-asian="14pt" style:font-size-complex="14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ttps://llagostina.wordpress.com/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02:05.300858099</meta:creation-date>
    <dc:date>2017-03-04T10:19:08.498265759</dc:date>
    <meta:editing-duration>PT16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94" meta:character-count="705" meta:non-whitespace-character-count="619"/>
  </office:meta>
</office:document-meta>
</file>